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_OpenSymbol_1.ttf" manifest:media-type="application/x-font-ttf"/>
  <manifest:file-entry manifest:full-path="Fonts/Font_Liberation_Sans_2.ttf" manifest:media-type="application/x-font-ttf"/>
  <manifest:file-entry manifest:full-path="Fonts/Font_Lohit_Devanagari_1.ttf" manifest:media-type="application/x-font-ttf"/>
  <manifest:file-entry manifest:full-path="Fonts/Font_Liberation_Serif_1.ttf" manifest:media-type="application/x-font-ttf"/>
  <manifest:file-entry manifest:full-path="Fonts/Font_Noto_Mono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Lohit Devanagari2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Mono" svg:font-family="'Noto Mono'" style:font-adornments="Regular" style:font-pitch="fixed">
      <svg:font-face-src>
        <svg:font-face-uri xlink:href="Fonts/Font_Noto_Mono_1.ttf" xlink:type="simple" loext:font-style="normal" loext:font-weight="normal">
          <svg:font-face-format svg:string="truetype"/>
        </svg:font-face-uri>
      </svg:font-face-src>
    </style:font-face>
    <style:font-face style:name="Noto Mono1" svg:font-family="'Noto Mono'" style:font-family-generic="modern" style:font-pitch="fixed">
      <svg:font-face-src>
        <svg:font-face-uri xlink:href="Fonts/Font_Noto_Mono_1.ttf" xlink:type="simple" loext:font-style="normal" loext:font-weight="normal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2" svg:font-family="'Noto Sans'" style:font-adornments="Bold Italic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1" svg:font-family="'Noto Sans'" style:font-adornments="Italic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Noto Sans" fo:font-size="26pt" style:font-size-asian="22.75pt" style:font-size-complex="26pt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color="#000000" style:font-name="Noto Sans" fo:font-size="11pt" fo:font-style="italic" fo:font-weight="normal" officeooo:rsid="01237c5e" officeooo:paragraph-rsid="01242252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fo:color="#000000" fo:font-size="11pt" fo:font-style="italic" fo:font-weight="normal" officeooo:rsid="01237c5e" officeooo:paragraph-rsid="01242252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style:font-name="Noto Mono1" fo:font-style="normal" officeooo:rsid="04278e15" officeooo:paragraph-rsid="04278e15" style:font-style-asian="normal" style:font-style-complex="normal"/>
    </style:style>
    <style:style style:name="P6" style:family="paragraph" style:parent-style-name="Text_20_body">
      <style:paragraph-properties fo:margin-top="0in" fo:margin-bottom="0in" loext:contextual-spacing="false"/>
      <style:text-properties style:font-name="Noto Mono1" fo:font-style="normal" officeooo:rsid="04278e15" officeooo:paragraph-rsid="0428b287" style:font-style-asian="normal" style:font-style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style="italic" officeooo:rsid="04278e15" officeooo:paragraph-rsid="0428b287" style:font-style-asian="italic" style:font-style-complex="italic"/>
    </style:style>
    <style:style style:name="P8" style:family="paragraph" style:parent-style-name="Text_20_body">
      <style:paragraph-properties fo:margin-top="0in" fo:margin-bottom="0in" loext:contextual-spacing="false"/>
      <style:text-properties fo:font-style="italic" officeooo:rsid="04278e15" officeooo:paragraph-rsid="04278e15" style:font-style-asian="italic" style:font-style-complex="italic"/>
    </style:style>
    <style:style style:name="P9" style:family="paragraph" style:parent-style-name="Text_20_body">
      <style:paragraph-properties fo:margin-top="0in" fo:margin-bottom="0in" loext:contextual-spacing="false"/>
      <style:text-properties style:font-name="Noto Sans" fo:font-style="normal" officeooo:rsid="042b9538" officeooo:paragraph-rsid="042b9538" style:font-style-asian="normal" style:font-style-complex="normal"/>
    </style:style>
    <style:style style:name="P10" style:family="paragraph" style:parent-style-name="Text_20_body">
      <style:text-properties style:font-name="Noto Mono1" officeooo:rsid="0420f197" officeooo:paragraph-rsid="0420f197"/>
    </style:style>
    <style:style style:name="P11" style:family="paragraph" style:parent-style-name="Text_20_body">
      <style:text-properties style:font-name="Noto Mono1" officeooo:rsid="0424adc1" officeooo:paragraph-rsid="0424adc1"/>
    </style:style>
    <style:style style:name="P12" style:family="paragraph" style:parent-style-name="Text_20_body">
      <style:text-properties style:font-name="Noto Sans" officeooo:rsid="0424adc1" officeooo:paragraph-rsid="0424adc1"/>
    </style:style>
    <style:style style:name="P13" style:family="paragraph" style:parent-style-name="Text_20_body">
      <style:text-properties officeooo:rsid="0426a085" officeooo:paragraph-rsid="0426a085"/>
    </style:style>
    <style:style style:name="P14" style:family="paragraph" style:parent-style-name="Text_20_body">
      <style:text-properties fo:font-style="italic" officeooo:rsid="0428b287" officeooo:paragraph-rsid="0428b287" style:font-style-asian="italic" style:font-style-complex="italic"/>
    </style:style>
    <style:style style:name="P15" style:family="paragraph" style:parent-style-name="Text_20_body">
      <style:text-properties fo:font-style="normal" officeooo:rsid="0428b287" officeooo:paragraph-rsid="0428b287" style:font-style-asian="normal" style:font-style-complex="normal"/>
    </style:style>
    <style:style style:name="P16" style:family="paragraph" style:parent-style-name="Text_20_body">
      <style:text-properties officeooo:rsid="04278e15" officeooo:paragraph-rsid="04278e15"/>
    </style:style>
    <style:style style:name="P17" style:family="paragraph" style:parent-style-name="Text_20_body">
      <style:text-properties officeooo:paragraph-rsid="04278e15"/>
    </style:style>
    <style:style style:name="P18" style:family="paragraph" style:parent-style-name="Text_20_body">
      <style:text-properties officeooo:rsid="0428b287" officeooo:paragraph-rsid="0428b287"/>
    </style:style>
    <style:style style:name="P19" style:family="paragraph" style:parent-style-name="Text_20_body">
      <style:text-properties officeooo:rsid="042a735d" officeooo:paragraph-rsid="042a735d"/>
    </style:style>
    <style:style style:name="P20" style:family="paragraph" style:parent-style-name="Heading_20_1" style:list-style-name="">
      <style:paragraph-properties fo:text-align="end" style:justify-single-word="false"/>
    </style:style>
    <style:style style:name="P21" style:family="paragraph" style:parent-style-name="Heading_20_1">
      <style:text-properties officeooo:rsid="042654ba" officeooo:paragraph-rsid="042654ba"/>
    </style:style>
    <style:style style:name="P22" style:family="paragraph" style:parent-style-name="Heading_20_1" style:list-style-name="">
      <style:paragraph-properties fo:text-align="start" style:justify-single-word="false"/>
      <style:text-properties officeooo:rsid="04203555" officeooo:paragraph-rsid="04203555"/>
    </style:style>
    <style:style style:name="P23" style:family="paragraph" style:parent-style-name="Heading_20_1">
      <style:paragraph-properties fo:break-before="page"/>
      <style:text-properties officeooo:rsid="04203555" officeooo:paragraph-rsid="04203555"/>
    </style:style>
    <style:style style:name="P24" style:family="paragraph" style:parent-style-name="Heading_20_2">
      <style:text-properties officeooo:rsid="0424adc1" officeooo:paragraph-rsid="0424adc1"/>
    </style:style>
    <style:style style:name="P25" style:family="paragraph" style:parent-style-name="Heading_20_2">
      <style:text-properties officeooo:rsid="0426a085" officeooo:paragraph-rsid="0426a085"/>
    </style:style>
    <style:style style:name="P26" style:family="paragraph" style:parent-style-name="Heading_20_2">
      <style:text-properties officeooo:rsid="04278e15" officeooo:paragraph-rsid="04278e15"/>
    </style:style>
    <style:style style:name="P27" style:family="paragraph" style:parent-style-name="Heading_20_2">
      <style:text-properties officeooo:rsid="0428b287" officeooo:paragraph-rsid="0428b287"/>
    </style:style>
    <style:style style:name="P28" style:family="paragraph" style:parent-style-name="Heading_20_2">
      <style:text-properties officeooo:rsid="042a735d" officeooo:paragraph-rsid="042a735d"/>
    </style:style>
    <style:style style:name="P29" style:family="paragraph" style:parent-style-name="Heading_20_2">
      <style:text-properties officeooo:rsid="042b9538" officeooo:paragraph-rsid="042b9538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style:font-name="Noto Mono1" officeooo:rsid="042da937" officeooo:paragraph-rsid="042da937"/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03555" style:font-style-asian="italic" style:font-style-complex="italic"/>
    </style:style>
    <style:style style:name="T3" style:family="text">
      <style:text-properties style:font-name="Noto Sans"/>
    </style:style>
    <style:style style:name="T4" style:family="text">
      <style:text-properties style:font-name="Noto Sans" officeooo:rsid="04229fda"/>
    </style:style>
    <style:style style:name="T5" style:family="text">
      <style:text-properties style:font-name="Noto Sans" officeooo:rsid="04247287"/>
    </style:style>
    <style:style style:name="T6" style:family="text">
      <style:text-properties style:font-name="Noto Mono1"/>
    </style:style>
    <style:style style:name="T7" style:family="text">
      <style:text-properties style:font-name="Noto Mono1" officeooo:rsid="04278e15"/>
    </style:style>
    <style:style style:name="T8" style:family="text">
      <style:text-properties officeooo:rsid="0428b287"/>
    </style:style>
    <style:style style:name="T9" style:family="text">
      <style:text-properties officeooo:rsid="042da937"/>
    </style:style>
    <style:style style:name="T10" style:family="text">
      <style:text-properties officeooo:rsid="0432768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Title"><text:span text:style-name="T1">SRP16 </text:span><text:span text:style-name="T2">Reference ISA Simulator Manual</text:span></text:p>
      <text:p text:style-name="P3">v0.1.0</text:p>
      <text:p text:style-name="P4">Vishnu Shankar B</text:p>
      <text:h text:style-name="P20" text:outline-level="1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Contents</text:p>
          </text:index-title>
          <text:p text:style-name="P31"><text:a xlink:type="simple" xlink:href="#__RefHeading___Toc253_1553819242" text:style-name="Index_20_Link" text:visited-style-name="Index_20_Link">Ch 1. Introduction<text:tab/>3</text:a></text:p>
          <text:p text:style-name="P33"><text:a xlink:type="simple" xlink:href="#__RefHeading___Toc255_1553819242" text:style-name="Index_20_Link" text:visited-style-name="Index_20_Link">1.1. Command line usage<text:tab/>3</text:a></text:p>
          <text:p text:style-name="P31"><text:a xlink:type="simple" xlink:href="#__RefHeading___Toc257_1553819242" text:style-name="Index_20_Link" text:visited-style-name="Index_20_Link">Ch 2. Simulator Commands<text:tab/>3</text:a></text:p>
          <text:p text:style-name="P33"><text:a xlink:type="simple" xlink:href="#__RefHeading___Toc259_1553819242" text:style-name="Index_20_Link" text:visited-style-name="Index_20_Link">2.1. step Command<text:tab/>3</text:a></text:p>
          <text:p text:style-name="P33"><text:a xlink:type="simple" xlink:href="#__RefHeading___Toc261_1553819242" text:style-name="Index_20_Link" text:visited-style-name="Index_20_Link">2.2. reg command<text:tab/>3</text:a></text:p>
          <text:p text:style-name="P33"><text:a xlink:type="simple" xlink:href="#__RefHeading___Toc263_1553819242" text:style-name="Index_20_Link" text:visited-style-name="Index_20_Link">2.3. bp command<text:tab/>3</text:a></text:p>
          <text:p text:style-name="P33"><text:a xlink:type="simple" xlink:href="#__RefHeading___Toc265_1553819242" text:style-name="Index_20_Link" text:visited-style-name="Index_20_Link">2.4. run command<text:tab/>3</text:a></text:p>
          <text:p text:style-name="P33"><text:a xlink:type="simple" xlink:href="#__RefHeading___Toc267_1553819242" text:style-name="Index_20_Link" text:visited-style-name="Index_20_Link">2.5. rmbp command<text:tab/>3</text:a></text:p>
          <text:p text:style-name="P33"><text:a xlink:type="simple" xlink:href="#__RefHeading___Toc269_1553819242" text:style-name="Index_20_Link" text:visited-style-name="Index_20_Link">2.6. mem Command<text:tab/>3</text:a></text:p>
          <text:p text:style-name="P33"><text:a xlink:type="simple" xlink:href="#__RefHeading___Toc271_1553819242" text:style-name="Index_20_Link" text:visited-style-name="Index_20_Link">2.7. line command<text:tab/>4</text:a></text:p>
          <text:p text:style-name="P33"><text:a xlink:type="simple" xlink:href="#__RefHeading___Toc273_1553819242" text:style-name="Index_20_Link" text:visited-style-name="Index_20_Link">2.8. Printing symbols<text:tab/>4</text:a></text:p>
          <text:p text:style-name="P33"><text:a xlink:type="simple" xlink:href="#__RefHeading___Toc275_1553819242" text:style-name="Index_20_Link" text:visited-style-name="Index_20_Link">2.9. exit command<text:tab/>4</text:a></text:p>
        </text:index-body>
      </text:table-of-content>
      <text:h text:style-name="P22" text:outline-level="1"/>
      <text:h text:style-name="P23" text:outline-level="1"><text:bookmark-start text:name="__RefHeading___Toc253_1553819242"/>Introduction<text:bookmark-end text:name="__RefHeading___Toc253_1553819242"/></text:h>
      <text:p text:style-name="P10">srp16sim <text:span text:style-name="T3">is the default reference ISA simulator for SRP16. It supports </text:span>.dhex<text:span text:style-name="T3"> file format for simulation, lets you debug and set breakpoints </text:span><text:span text:style-name="T4">and step through</text:span><text:span text:style-name="T3"> your program.</text:span><text:span text:style-name="T5"> </text:span></text:p>
      <text:h text:style-name="P24" text:outline-level="2"><text:bookmark-start text:name="__RefHeading___Toc255_1553819242"/>Command line usage<text:bookmark-end text:name="__RefHeading___Toc255_1553819242"/></text:h>
      <text:p text:style-name="P11">srp16sim DHEXFILE</text:p>
      <text:p text:style-name="P12">You can use <text:span text:style-name="T6">-s</text:span> flag in srp16asm to assemble SRP16 assembly programs into <text:span text:style-name="T6">.dhex</text:span> file the simulator requires,</text:p>
      <text:p text:style-name="P11">srp16asm test.asm -s test.dhex</text:p>
      <text:h text:style-name="P21" text:outline-level="1"><text:bookmark-start text:name="__RefHeading___Toc257_1553819242"/>Simulator Commands<text:bookmark-end text:name="__RefHeading___Toc257_1553819242"/></text:h>
      <text:h text:style-name="P25" text:outline-level="2"><text:bookmark-start text:name="__RefHeading___Toc259_1553819242"/><text:span text:style-name="T7">s</text:span><text:span text:style-name="T6">tep</text:span> Command<text:bookmark-end text:name="__RefHeading___Toc259_1553819242"/></text:h>
      <text:p text:style-name="P13">Steps through a single instruction.</text:p>
      <text:h text:style-name="P26" text:outline-level="2"><text:bookmark-start text:name="__RefHeading___Toc261_1553819242"/><text:span text:style-name="T6">reg</text:span> command<text:bookmark-end text:name="__RefHeading___Toc261_1553819242"/></text:h>
      <text:p text:style-name="P16">Lists contents of all registers.</text:p>
      <text:h text:style-name="P26" text:outline-level="2"><text:bookmark-start text:name="__RefHeading___Toc263_1553819242"/><text:span text:style-name="T6">bp</text:span> command<text:bookmark-end text:name="__RefHeading___Toc263_1553819242"/></text:h>
      <text:p text:style-name="P16">Sets breakpoint on a particular line.</text:p>
      <text:p text:style-name="P8">Syntax:</text:p>
      <text:p text:style-name="P5">bp “FILENAME” LINENO</text:p>
      <text:h text:style-name="P26" text:outline-level="2"><text:bookmark-start text:name="__RefHeading___Toc265_1553819242"/><text:span text:style-name="T6">run</text:span> command<text:bookmark-end text:name="__RefHeading___Toc265_1553819242"/></text:h>
      <text:p text:style-name="P16">Executes/run the program until breakpoint is reached.</text:p>
      <text:h text:style-name="P27" text:outline-level="2"><text:bookmark-start text:name="__RefHeading___Toc267_1553819242"/><text:span text:style-name="T6">rmbp</text:span> command<text:bookmark-end text:name="__RefHeading___Toc267_1553819242"/></text:h>
      <text:p text:style-name="P18">Remove a breakpoint.</text:p>
      <text:p text:style-name="P7">Syntax:</text:p>
      <text:p text:style-name="P6"><text:span text:style-name="T8">rm</text:span>bp “FILENAME” LINENO</text:p>
      <text:h text:style-name="P27" text:outline-level="2"><text:bookmark-start text:name="__RefHeading___Toc269_1553819242"/><text:span text:style-name="T6">mem</text:span> Command<text:bookmark-end text:name="__RefHeading___Toc269_1553819242"/></text:h>
      <text:p text:style-name="P18">Prints contents of memory.</text:p>
      <text:p text:style-name="P14">Syntax:</text:p>
      <text:p text:style-name="P15"><text:span text:style-name="T6">mem[STARTING-ADDR:ENDING-ADDR]</text:span> or <text:span text:style-name="T6">mem[ADDRESS]</text:span></text:p>
      <text:h text:style-name="P28" text:outline-level="2"><text:bookmark-start text:name="__RefHeading___Toc271_1553819242"/><text:soft-page-break/><text:span text:style-name="T6">line</text:span> command<text:bookmark-end text:name="__RefHeading___Toc271_1553819242"/></text:h>
      <text:p text:style-name="P19">Prints the current line the simulator is in.</text:p>
      <text:h text:style-name="P28" text:outline-level="2"><text:bookmark-start text:name="__RefHeading___Toc273_1553819242"/>Printing symbols<text:bookmark-end text:name="__RefHeading___Toc273_1553819242"/></text:h>
      <text:p text:style-name="P19">The simulator can also accept symbol names and print them. Typing <text:span text:style-name="T6">r0</text:span> would print the contents of the <text:span text:style-name="T6">r0</text:span> register, typing <text:span text:style-name="T6">mptr</text:span> would print the contents of the <text:span text:style-name="T6">mptr </text:span>register. You can also use this feature to find out addresses of labels in an assembly program. <text:span text:style-name="T9">List of default symbols:</text:span></text:p>
      <text:list xml:id="list3996958582" text:style-name="L1">
        <text:list-item>
          <text:p text:style-name="P30">r0-r63</text:p>
        </text:list-item>
        <text:list-item>
          <text:p text:style-name="P30">a, mptr, pc, ir, sp</text:p>
        </text:list-item>
        <text:list-item>
          <text:p text:style-name="P30">flag, carry</text:p>
        </text:list-item>
      </text:list>
      <text:h text:style-name="P29" text:outline-level="2"><text:bookmark-start text:name="__RefHeading___Toc275_1553819242"/><text:span text:style-name="T6">exit</text:span> command<text:bookmark-end text:name="__RefHeading___Toc275_1553819242"/></text:h>
      <text:p text:style-name="P9">Terminates the simulation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Noto Mono" svg:font-family="'Noto Mono'" style:font-adornments="Regular" style:font-pitch="fixed"/>
    <style:font-face style:name="Noto Mono1" svg:font-family="'Noto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2" svg:font-family="'Noto Sans'" style:font-adornments="Bold Italic" style:font-family-generic="swiss" style:font-pitch="variable"/>
    <style:font-face style:name="Noto Sans1" svg:font-family="'Noto Sans'" style:font-adornments="Italic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Noto Sans" fo:font-family="'Noto Sans'" style:font-family-generic="swiss" style:font-pitch="variable" fo:font-size="10pt" officeooo:rsid="020c094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end" style:justify-single-word="false"/>
      <style:text-properties fo:color="#000000" style:font-name="Noto Sans" fo:font-family="'Noto Sans'" style:font-family-generic="swiss" style:font-pitch="variable" fo:font-size="28pt" fo:font-style="italic" fo:font-weight="bold" officeooo:rsid="005a99c4" style:font-size-asian="28pt" style:font-style-asian="italic" style:font-weight-asian="bold" style:font-size-complex="28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0000" style:font-name="Noto Sans" fo:font-family="'Noto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00" style:font-name="Noto Sans" fo:font-family="'Noto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Fig" style:family="paragraph" style:parent-style-name="Caption" style:master-page-name="">
      <style:paragraph-properties fo:text-align="center" style:justify-single-word="false" style:page-number="auto"/>
      <style:text-properties style:font-name="Noto Sans1" fo:font-family="'Noto Sans'" style:font-style-name="Italic" style:font-family-generic="swiss" style:font-pitch="variable" fo:font-size="9pt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Noto Sans" fo:font-family="'Noto Sans'" style:font-family-generic="swiss" style:font-pitch="variable" fo:font-size="11pt" fo:font-weight="bold" officeooo:rsid="00abf35b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Impress_7e_LT_7e_Gliederung_20_1" style:display-name="Impress~LT~Gliederung 1" style:family="paragraph" style:default-outline-level="">
      <style:paragraph-properties fo:margin-top="0in" fo:margin-bottom="0.261in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in" fo:margin-bottom="0.2075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in" fo:margin-bottom="0.1555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in" fo:margin-bottom="0.1035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in" fo:margin-bottom="0.0508in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73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in" fo:margin-bottom="0.1575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in" fo:margin-bottom="0.1173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in" fo:margin-bottom="0.0783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in" fo:margin-bottom="0.0398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in" fo:margin-bottom="0.039in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ne_20_Numbering" style:display-name="Line Numberi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style:font-name="Noto Mono" fo:font-family="'Noto Mono'" style:font-style-name="Regular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end" style:justify-single-word="false" fo:text-indent="0in" style:auto-text-indent="false" text:number-lines="false" text:line-number="0"/>
      <style:text-properties fo:color="#000000" style:font-name="Noto Sans2" fo:font-family="'Noto Sans'" style:font-style-name="Bold Italic" style:font-family-generic="swiss" style:font-pitch="variable" fo:font-size="28pt" fo:font-style="italic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  <loext:footer-first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9:11:17.868656659</meta:creation-date>
    <dc:date>2020-04-05T17:52:03.901000000</dc:date>
    <meta:editing-duration>P1DT6H54M18S</meta:editing-duration>
    <meta:editing-cycles>611</meta:editing-cycles>
    <meta:generator>LibreOffice/6.2.5.2$Windows_X86_64 LibreOffice_project/1ec314fa52f458adc18c4f025c545a4e8b22c159</meta:generator>
    <meta:document-statistic meta:table-count="0" meta:image-count="0" meta:object-count="0" meta:page-count="4" meta:paragraph-count="51" meta:word-count="264" meta:character-count="1542" meta:non-whitespace-character-count="1343"/>
  </office:meta>
</office:document-meta>
</file>